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tyle:font-family-generic="swiss"/>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Arial" fo:font-size="11pt" style:font-size-asian="11pt" style:font-size-complex="11pt"/>
    </style:style>
    <style:style style:name="P2" style:family="paragraph" style:parent-style-name="Text_20_body">
      <style:text-properties style:font-name="Arial" fo:font-size="11pt" fo:font-weight="bold" style:font-size-asian="11pt" style:font-weight-asian="bold" style:font-size-complex="11pt" style:font-weight-complex="bold"/>
    </style:style>
    <style:style style:name="T1" style:family="text">
      <style:text-properties style:font-name="Arial"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Include the annotations of each paper/chapter/tutorial/video. While forming your annotation, please make sure to follow the 4 points provided below (in your annotation, you will not use the numbers or bullets). Each annotation should not exceed more than half a page. The following points provide guidance for writing an annotation:</text:p>
      <text:p text:style-name="P2">For each article, please annotate (&lt;0.5page):</text:p>
      <text:p text:style-name="Text_20_body">1. The purpose of study should be provided. This is usually done in one to three short sentences. In each article, you should be able to find a sentence or two in the Introduction that starts like this, "The purpose of this study is..." or "The objective of this study is..." or "The aim of this study is...". Otherwise, you need to summarize the purpose based on your understanding. <text:line-break/>2. The methodology and data used for the study should be briefly explained.<text:line-break/>3. The major findings of the study should be briefly summarized.<text:line-break/>4. The major implications for industry (practical implications) and academia (theoretical implications) should be provided.</text:p>
      <text:p text:style-name="Text_20_body"><text:span text:style-name="T1"><text:line-break/></text:span>Part B, <text:span text:style-name="Strong_20_Emphasis">Discussions about your thoughts, including comments, questions, responses, reactions, criticism, examples, etc. For example,  what you found interesting about it, related articles/papers you have read, whether or not you agree or disagree with what the reading is trying to say, will these readings inspire you to revisit/rethink the Do's And Don'ts in your previous projects, are the readings related to or possible to be used to improve your previous or current research projects, etc.</text:span></text:p>
      <text:p text:style-name="Text_20_body">Please see the following evaluation criteria. </text:p>
      <text:p text:style-name="Text_20_body"><text:span text:style-name="Strong_20_Emphasis">Relevance:Did the postings relate to the assigned articles and the topic? (&lt;-Avoid the comments that are too general and can be written for any topic.)</text:span></text:p>
      <text:p text:style-name="Text_20_body"><text:span text:style-name="Strong_20_Emphasis">Competency:How well the postings demonstrate knowledge gained form the readings? (&lt;- Avoid superficial comments and descriptive summary of articles. Comments referring to specific article, theory, finding, are good.)</text:span></text:p>
      <text:p text:style-name="Text_20_body"><text:span text:style-name="Strong_20_Emphasis">Reasoning:How well thought points were articulated with reasoning and evidence? (&lt;- Avoid mere personal feelings, descriptive experience and storytelling. Comments with a clear point of view with rationale that explains the thought process are good.)</text:span></text:p>
      <text:p text:style-name="Text_20_body"><text:span text:style-name="Strong_20_Emphasis">Critical Thinking:How thoughtful and intriguing were the arguments? (&lt;- Thought provoking comments are desirable. Comments based on constructive criticism, disagreement with the author, weakness of the argument, extension of theories/ideas/findings are good.) </text:span></text:p>
      <text:p text:style-name="Text_20_body"><text:span text:style-name="Strong_20_Emphasis">Originality: How creative and meaningful were the postings? (&lt;- Avoid repeating others’ comments. Strive for different perspectives and unique approaches to enrich the discussions.)</text:span></text:p>
      <text:p text:style-name="Text_20_body"><text:span text:style-name="Strong_20_Emphasis">Participation: How actively and well did the students interact with class during the discussion? (&lt;- Active participation with multiple comments, questions, responses, feedback that generates further discussions in a productive manner is good.)</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tyle:font-family-generic="swiss"/>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Open Sans" fo:font-family="'Open Sans'"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font-size="12pt"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4T16:56:23.066625574</meta:creation-date>
    <dc:date>2021-02-04T18:27:49.430946022</dc:date>
    <meta:editing-duration>PT3H36M17S</meta:editing-duration>
    <meta:editing-cycles>3</meta:editing-cycles>
    <meta:generator>LibreOffice/6.4.6.2$Linux_X86_64 LibreOffice_project/40$Build-2</meta:generator>
    <meta:document-statistic meta:table-count="0" meta:image-count="0" meta:object-count="0" meta:page-count="1" meta:paragraph-count="11" meta:word-count="424" meta:character-count="2873" meta:non-whitespace-character-count="2455"/>
  </office:meta>
</office:document-meta>
</file>